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Facts" style:master-page-name="MP0" style:family="paragraph">
      <style:paragraph-properties fo:break-before="page"/>
    </style:style>
    <style:style style:name="P2" style:parent-style-name="Facts" style:family="paragraph">
      <style:paragraph-properties fo:margin-left="2in" fo:text-indent="0in">
        <style:tab-stops>
          <style:tab-stop style:type="left" style:position="0.75in"/>
        </style:tab-stops>
      </style:paragraph-properties>
    </style:style>
    <style:style style:name="P3" style:parent-style-name="Koptekst" style:master-page-name="MP1" style:family="paragraph">
      <style:paragraph-properties fo:break-before="page" fo:margin-top="0in" style:page-number="1">
        <style:tab-stops/>
      </style:paragraph-properties>
    </style:style>
    <style:style style:name="TableColumn6" style:family="table-column">
      <style:table-column-properties style:column-width="0.375in" style:use-optimal-column-width="false"/>
    </style:style>
    <style:style style:name="TableColumn7" style:family="table-column">
      <style:table-column-properties style:column-width="1.375in" style:use-optimal-column-width="false"/>
    </style:style>
    <style:style style:name="TableColumn8" style:family="table-column">
      <style:table-column-properties style:column-width="0.5in" style:use-optimal-column-width="false"/>
    </style:style>
    <style:style style:name="TableColumn9" style:family="table-column">
      <style:table-column-properties style:column-width="1.375in" style:use-optimal-column-width="false"/>
    </style:style>
    <style:style style:name="TableColumn10" style:family="table-column">
      <style:table-column-properties style:column-width="2.1666in" style:use-optimal-column-width="false"/>
    </style:style>
    <style:style style:name="Table5" style:family="table">
      <style:table-properties style:width="5.7916in" fo:margin-left="0.0486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padding-top="0in" fo:padding-left="0.0486in" fo:padding-bottom="0in" fo:padding-right="0.0486in"/>
    </style:style>
    <style:style style:name="P13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14" style:family="table-cell">
      <style:table-cell-properties fo:border="0.0069in solid #000000" fo:padding-top="0in" fo:padding-left="0.0486in" fo:padding-bottom="0in" fo:padding-right="0.0486in"/>
    </style:style>
    <style:style style:name="P15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16" style:family="table-cell">
      <style:table-cell-properties fo:border="0.0069in solid #000000" fo:padding-top="0in" fo:padding-left="0.0486in" fo:padding-bottom="0in" fo:padding-right="0.0486in"/>
    </style:style>
    <style:style style:name="P17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18" style:family="table-cell">
      <style:table-cell-properties fo:border="0.0069in solid #000000" fo:padding-top="0in" fo:padding-left="0.0486in" fo:padding-bottom="0in" fo:padding-right="0.0486in"/>
    </style:style>
    <style:style style:name="P19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20" style:family="table-cell">
      <style:table-cell-properties fo:border="0.0069in solid #000000" fo:padding-top="0in" fo:padding-left="0.0486in" fo:padding-bottom="0in" fo:padding-right="0.0486in"/>
    </style:style>
    <style:style style:name="P21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padding-top="0in" fo:padding-left="0.0486in" fo:padding-bottom="0in" fo:padding-right="0.0486in"/>
    </style:style>
    <style:style style:name="P24" style:parent-style-name="Standaard" style:family="paragraph">
      <style:text-properties fo:font-size="9pt" style:font-size-asian="9pt"/>
    </style:style>
    <style:style style:name="TableCell25" style:family="table-cell">
      <style:table-cell-properties fo:border="0.0069in solid #000000" fo:padding-top="0in" fo:padding-left="0.0486in" fo:padding-bottom="0in" fo:padding-right="0.0486in"/>
    </style:style>
    <style:style style:name="P26" style:parent-style-name="Standaard" style:family="paragraph">
      <style:text-properties fo:font-size="9pt" style:font-size-asian="9pt"/>
    </style:style>
    <style:style style:name="TableCell27" style:family="table-cell">
      <style:table-cell-properties fo:border="0.0069in solid #000000" fo:padding-top="0in" fo:padding-left="0.0486in" fo:padding-bottom="0in" fo:padding-right="0.0486in"/>
    </style:style>
    <style:style style:name="P28" style:parent-style-name="Standaard" style:family="paragraph">
      <style:text-properties fo:font-size="9pt" style:font-size-asian="9pt"/>
    </style:style>
    <style:style style:name="TableCell29" style:family="table-cell">
      <style:table-cell-properties fo:border="0.0069in solid #000000" fo:padding-top="0in" fo:padding-left="0.0486in" fo:padding-bottom="0in" fo:padding-right="0.0486in"/>
    </style:style>
    <style:style style:name="P30" style:parent-style-name="Standaard" style:family="paragraph">
      <style:text-properties fo:font-size="9pt" style:font-size-asian="9pt"/>
    </style:style>
    <style:style style:name="TableCell31" style:family="table-cell">
      <style:table-cell-properties fo:border="0.0069in solid #000000" fo:padding-top="0in" fo:padding-left="0.0486in" fo:padding-bottom="0in" fo:padding-right="0.0486in"/>
    </style:style>
    <style:style style:name="P32" style:parent-style-name="Standaard" style:family="paragraph">
      <style:text-properties fo:font-size="9pt" style:font-size-asian="9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padding-top="0in" fo:padding-left="0.0486in" fo:padding-bottom="0in" fo:padding-right="0.0486in"/>
    </style:style>
    <style:style style:name="P35" style:parent-style-name="Standaard" style:family="paragraph">
      <style:text-properties fo:font-size="9pt" style:font-size-asian="9pt"/>
    </style:style>
    <style:style style:name="TableCell36" style:family="table-cell">
      <style:table-cell-properties fo:border="0.0069in solid #000000" fo:padding-top="0in" fo:padding-left="0.0486in" fo:padding-bottom="0in" fo:padding-right="0.0486in"/>
    </style:style>
    <style:style style:name="P37" style:parent-style-name="Standaard" style:family="paragraph">
      <style:text-properties fo:font-size="9pt" style:font-size-asian="9pt"/>
    </style:style>
    <style:style style:name="TableCell38" style:family="table-cell">
      <style:table-cell-properties fo:border="0.0069in solid #000000" fo:padding-top="0in" fo:padding-left="0.0486in" fo:padding-bottom="0in" fo:padding-right="0.0486in"/>
    </style:style>
    <style:style style:name="P39" style:parent-style-name="Standaard" style:family="paragraph">
      <style:text-properties fo:font-size="9pt" style:font-size-asian="9pt"/>
    </style:style>
    <style:style style:name="TableCell40" style:family="table-cell">
      <style:table-cell-properties fo:border="0.0069in solid #000000" fo:padding-top="0in" fo:padding-left="0.0486in" fo:padding-bottom="0in" fo:padding-right="0.0486in"/>
    </style:style>
    <style:style style:name="P41" style:parent-style-name="Standaard" style:family="paragraph">
      <style:text-properties fo:font-size="9pt" style:font-size-asian="9pt"/>
    </style:style>
    <style:style style:name="TableCell42" style:family="table-cell">
      <style:table-cell-properties fo:border="0.0069in solid #000000" fo:padding-top="0in" fo:padding-left="0.0486in" fo:padding-bottom="0in" fo:padding-right="0.0486in"/>
    </style:style>
    <style:style style:name="P43" style:parent-style-name="Standaard" style:family="paragraph">
      <style:text-properties fo:font-size="9pt" style:font-size-asian="9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padding-top="0in" fo:padding-left="0.0486in" fo:padding-bottom="0in" fo:padding-right="0.0486in"/>
    </style:style>
    <style:style style:name="P46" style:parent-style-name="Standaard" style:family="paragraph">
      <style:text-properties fo:font-size="9pt" style:font-size-asian="9pt"/>
    </style:style>
    <style:style style:name="TableCell47" style:family="table-cell">
      <style:table-cell-properties fo:border="0.0069in solid #000000" fo:padding-top="0in" fo:padding-left="0.0486in" fo:padding-bottom="0in" fo:padding-right="0.0486in"/>
    </style:style>
    <style:style style:name="P48" style:parent-style-name="Standaard" style:family="paragraph">
      <style:text-properties fo:font-size="9pt" style:font-size-asian="9pt"/>
    </style:style>
    <style:style style:name="TableCell49" style:family="table-cell">
      <style:table-cell-properties fo:border="0.0069in solid #000000" fo:padding-top="0in" fo:padding-left="0.0486in" fo:padding-bottom="0in" fo:padding-right="0.0486in"/>
    </style:style>
    <style:style style:name="P50" style:parent-style-name="Standaard" style:family="paragraph">
      <style:text-properties fo:font-size="9pt" style:font-size-asian="9pt"/>
    </style:style>
    <style:style style:name="TableCell51" style:family="table-cell">
      <style:table-cell-properties fo:border="0.0069in solid #000000" fo:padding-top="0in" fo:padding-left="0.0486in" fo:padding-bottom="0in" fo:padding-right="0.0486in"/>
    </style:style>
    <style:style style:name="P52" style:parent-style-name="Standaard" style:family="paragraph">
      <style:text-properties fo:font-size="9pt" style:font-size-asian="9pt"/>
    </style:style>
    <style:style style:name="TableCell53" style:family="table-cell">
      <style:table-cell-properties fo:border="0.0069in solid #000000" fo:padding-top="0in" fo:padding-left="0.0486in" fo:padding-bottom="0in" fo:padding-right="0.0486in"/>
    </style:style>
    <style:style style:name="P54" style:parent-style-name="Standaard" style:family="paragraph">
      <style:text-properties fo:font-size="9pt" style:font-size-asian="9pt"/>
    </style:style>
    <style:style style:name="P55" style:parent-style-name="Standaard" style:family="paragraph">
      <style:text-properties fo:font-weight="bold" style:font-weight-asian="bold" style:font-weight-complex="bold" fo:font-size="12pt" style:font-size-asian="12pt"/>
    </style:style>
    <style:style style:name="TableColumn57" style:family="table-column">
      <style:table-column-properties style:column-width="0.375in" style:use-optimal-column-width="false"/>
    </style:style>
    <style:style style:name="TableColumn58" style:family="table-column">
      <style:table-column-properties style:column-width="1.375in" style:use-optimal-column-width="false"/>
    </style:style>
    <style:style style:name="TableColumn59" style:family="table-column">
      <style:table-column-properties style:column-width="0.5in" style:use-optimal-column-width="false"/>
    </style:style>
    <style:style style:name="TableColumn60" style:family="table-column">
      <style:table-column-properties style:column-width="1.375in" style:use-optimal-column-width="false"/>
    </style:style>
    <style:style style:name="TableColumn61" style:family="table-column">
      <style:table-column-properties style:column-width="0.5in" style:use-optimal-column-width="false"/>
    </style:style>
    <style:style style:name="TableColumn62" style:family="table-column">
      <style:table-column-properties style:column-width="1.0729in" style:use-optimal-column-width="false"/>
    </style:style>
    <style:style style:name="TableColumn63" style:family="table-column">
      <style:table-column-properties style:column-width="0.5937in" style:use-optimal-column-width="false"/>
    </style:style>
    <style:style style:name="Table56" style:family="table">
      <style:table-properties style:width="5.7916in" fo:margin-left="0.0486in" table:align="left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="0.0069in solid #000000" fo:padding-top="0in" fo:padding-left="0.0486in" fo:padding-bottom="0in" fo:padding-right="0.0486in"/>
    </style:style>
    <style:style style:name="P66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67" style:family="table-cell">
      <style:table-cell-properties fo:border="0.0069in solid #000000" fo:padding-top="0in" fo:padding-left="0.0486in" fo:padding-bottom="0in" fo:padding-right="0.0486in"/>
    </style:style>
    <style:style style:name="P68" style:parent-style-name="Standaard" style:family="paragraph">
      <style:paragraph-properties fo:text-align="center"/>
      <style:text-properties fo:font-weight="bold" style:font-weight-asian="bold" style:font-weight-complex="bold" fo:font-size="9pt" style:font-size-asian="9pt"/>
    </style:style>
    <style:style style:name="TableCell69" style:family="table-cell">
      <style:table-cell-properties fo:border="0.0069in solid #000000" fo:padding-top="0in" fo:padding-left="0.0486in" fo:padding-bottom="0in" fo:padding-right="0.0486in"/>
    </style:style>
    <style:style style:name="P70" style:parent-style-name="Standaard" style:family="paragraph">
      <style:paragraph-properties fo:text-align="center"/>
      <style:text-properties fo:font-weight="bold" style:font-weight-asian="bold" style:font-weight-complex="bold" fo:font-size="9pt" style:font-size-asian="9pt"/>
    </style:style>
    <style:style style:name="TableCell71" style:family="table-cell">
      <style:table-cell-properties fo:border="0.0069in solid #000000" fo:padding-top="0in" fo:padding-left="0.0486in" fo:padding-bottom="0in" fo:padding-right="0.0486in"/>
    </style:style>
    <style:style style:name="P72" style:parent-style-name="Standaard" style:family="paragraph">
      <style:paragraph-properties fo:text-align="center"/>
      <style:text-properties fo:font-weight="bold" style:font-weight-asian="bold" style:font-weight-complex="bold" fo:font-size="9pt" style:font-size-asian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fo:padding-top="0in" fo:padding-left="0.0486in" fo:padding-bottom="0in" fo:padding-right="0.0486in"/>
    </style:style>
    <style:style style:name="P75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76" style:family="table-cell">
      <style:table-cell-properties fo:border="0.0069in solid #000000" fo:padding-top="0in" fo:padding-left="0.0486in" fo:padding-bottom="0in" fo:padding-right="0.0486in"/>
    </style:style>
    <style:style style:name="P77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78" style:family="table-cell">
      <style:table-cell-properties fo:border="0.0069in solid #000000" fo:padding-top="0in" fo:padding-left="0.0486in" fo:padding-bottom="0in" fo:padding-right="0.0486in"/>
    </style:style>
    <style:style style:name="P79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80" style:family="table-cell">
      <style:table-cell-properties fo:border="0.0069in solid #000000" fo:padding-top="0in" fo:padding-left="0.0486in" fo:padding-bottom="0in" fo:padding-right="0.0486in"/>
    </style:style>
    <style:style style:name="P81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82" style:family="table-cell">
      <style:table-cell-properties fo:border="0.0069in solid #000000" fo:padding-top="0in" fo:padding-left="0.0486in" fo:padding-bottom="0in" fo:padding-right="0.0486in"/>
    </style:style>
    <style:style style:name="P83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84" style:family="table-cell">
      <style:table-cell-properties fo:border="0.0069in solid #000000" fo:padding-top="0in" fo:padding-left="0.0486in" fo:padding-bottom="0in" fo:padding-right="0.0486in"/>
    </style:style>
    <style:style style:name="P85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Cell86" style:family="table-cell">
      <style:table-cell-properties fo:border="0.0069in solid #000000" fo:padding-top="0in" fo:padding-left="0.0486in" fo:padding-bottom="0in" fo:padding-right="0.0486in"/>
    </style:style>
    <style:style style:name="P87" style:parent-style-name="Standaard" style:family="paragraph">
      <style:text-properties fo:font-weight="bold" style:font-weight-asian="bold" style:font-weight-complex="bold" fo:font-size="9pt" style:font-size-asian="9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padding-top="0in" fo:padding-left="0.0486in" fo:padding-bottom="0in" fo:padding-right="0.0486in"/>
    </style:style>
    <style:style style:name="P90" style:parent-style-name="Standaard" style:family="paragraph">
      <style:text-properties fo:font-size="9pt" style:font-size-asian="9pt"/>
    </style:style>
    <style:style style:name="TableCell91" style:family="table-cell">
      <style:table-cell-properties fo:border="0.0069in solid #000000" fo:padding-top="0in" fo:padding-left="0.0486in" fo:padding-bottom="0in" fo:padding-right="0.0486in"/>
    </style:style>
    <style:style style:name="P92" style:parent-style-name="Standaard" style:family="paragraph">
      <style:text-properties fo:font-size="9pt" style:font-size-asian="9pt"/>
    </style:style>
    <style:style style:name="TableCell93" style:family="table-cell">
      <style:table-cell-properties fo:border="0.0069in solid #000000" fo:padding-top="0in" fo:padding-left="0.0486in" fo:padding-bottom="0in" fo:padding-right="0.0486in"/>
    </style:style>
    <style:style style:name="P94" style:parent-style-name="Standaard" style:family="paragraph">
      <style:text-properties fo:font-size="9pt" style:font-size-asian="9pt"/>
    </style:style>
    <style:style style:name="TableCell95" style:family="table-cell">
      <style:table-cell-properties fo:border="0.0069in solid #000000" fo:padding-top="0in" fo:padding-left="0.0486in" fo:padding-bottom="0in" fo:padding-right="0.0486in"/>
    </style:style>
    <style:style style:name="P96" style:parent-style-name="Standaard" style:family="paragraph">
      <style:text-properties fo:font-size="9pt" style:font-size-asian="9pt"/>
    </style:style>
    <style:style style:name="TableCell97" style:family="table-cell">
      <style:table-cell-properties fo:border="0.0069in solid #000000" fo:padding-top="0in" fo:padding-left="0.0486in" fo:padding-bottom="0in" fo:padding-right="0.0486in"/>
    </style:style>
    <style:style style:name="P98" style:parent-style-name="Standaard" style:family="paragraph">
      <style:text-properties fo:font-size="9pt" style:font-size-asian="9pt"/>
    </style:style>
    <style:style style:name="TableCell99" style:family="table-cell">
      <style:table-cell-properties fo:border="0.0069in solid #000000" fo:padding-top="0in" fo:padding-left="0.0486in" fo:padding-bottom="0in" fo:padding-right="0.0486in"/>
    </style:style>
    <style:style style:name="P100" style:parent-style-name="Standaard" style:family="paragraph">
      <style:text-properties fo:font-size="9pt" style:font-size-asian="9pt"/>
    </style:style>
    <style:style style:name="TableCell101" style:family="table-cell">
      <style:table-cell-properties fo:border="0.0069in solid #000000" fo:padding-top="0in" fo:padding-left="0.0486in" fo:padding-bottom="0in" fo:padding-right="0.0486in"/>
    </style:style>
    <style:style style:name="P102" style:parent-style-name="Standaard" style:family="paragraph">
      <style:text-properties fo:font-size="9pt" style:font-size-asian="9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padding-top="0in" fo:padding-left="0.0486in" fo:padding-bottom="0in" fo:padding-right="0.0486in"/>
    </style:style>
    <style:style style:name="P105" style:parent-style-name="Standaard" style:family="paragraph">
      <style:text-properties fo:font-size="9pt" style:font-size-asian="9pt"/>
    </style:style>
    <style:style style:name="TableCell106" style:family="table-cell">
      <style:table-cell-properties fo:border="0.0069in solid #000000" fo:padding-top="0in" fo:padding-left="0.0486in" fo:padding-bottom="0in" fo:padding-right="0.0486in"/>
    </style:style>
    <style:style style:name="P107" style:parent-style-name="Standaard" style:family="paragraph">
      <style:text-properties fo:font-size="9pt" style:font-size-asian="9pt"/>
    </style:style>
    <style:style style:name="TableCell108" style:family="table-cell">
      <style:table-cell-properties fo:border="0.0069in solid #000000" fo:padding-top="0in" fo:padding-left="0.0486in" fo:padding-bottom="0in" fo:padding-right="0.0486in"/>
    </style:style>
    <style:style style:name="P109" style:parent-style-name="Standaard" style:family="paragraph">
      <style:text-properties fo:font-size="9pt" style:font-size-asian="9pt"/>
    </style:style>
    <style:style style:name="TableCell110" style:family="table-cell">
      <style:table-cell-properties fo:border="0.0069in solid #000000" fo:padding-top="0in" fo:padding-left="0.0486in" fo:padding-bottom="0in" fo:padding-right="0.0486in"/>
    </style:style>
    <style:style style:name="P111" style:parent-style-name="Voettekst" style:family="paragraph">
      <style:paragraph-properties>
        <style:tab-stops/>
      </style:paragraph-properties>
    </style:style>
    <style:style style:name="TableCell112" style:family="table-cell">
      <style:table-cell-properties fo:border="0.0069in solid #000000" fo:padding-top="0in" fo:padding-left="0.0486in" fo:padding-bottom="0in" fo:padding-right="0.0486in"/>
    </style:style>
    <style:style style:name="P113" style:parent-style-name="Standaard" style:family="paragraph">
      <style:text-properties fo:font-size="9pt" style:font-size-asian="9pt"/>
    </style:style>
    <style:style style:name="TableCell114" style:family="table-cell">
      <style:table-cell-properties fo:border="0.0069in solid #000000" fo:padding-top="0in" fo:padding-left="0.0486in" fo:padding-bottom="0in" fo:padding-right="0.0486in"/>
    </style:style>
    <style:style style:name="P115" style:parent-style-name="Standaard" style:family="paragraph">
      <style:text-properties fo:font-size="9pt" style:font-size-asian="9pt"/>
    </style:style>
    <style:style style:name="TableCell116" style:family="table-cell">
      <style:table-cell-properties fo:border="0.0069in solid #000000" fo:padding-top="0in" fo:padding-left="0.0486in" fo:padding-bottom="0in" fo:padding-right="0.0486in"/>
    </style:style>
    <style:style style:name="P117" style:parent-style-name="Standaard" style:family="paragraph">
      <style:text-properties fo:font-size="9pt" style:font-size-asian="9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padding-top="0in" fo:padding-left="0.0486in" fo:padding-bottom="0in" fo:padding-right="0.0486in"/>
    </style:style>
    <style:style style:name="P120" style:parent-style-name="Standaard" style:family="paragraph">
      <style:text-properties fo:font-size="9pt" style:font-size-asian="9pt"/>
    </style:style>
    <style:style style:name="TableCell121" style:family="table-cell">
      <style:table-cell-properties fo:border="0.0069in solid #000000" fo:padding-top="0in" fo:padding-left="0.0486in" fo:padding-bottom="0in" fo:padding-right="0.0486in"/>
    </style:style>
    <style:style style:name="P122" style:parent-style-name="Standaard" style:family="paragraph">
      <style:text-properties fo:font-size="9pt" style:font-size-asian="9pt"/>
    </style:style>
    <style:style style:name="TableCell123" style:family="table-cell">
      <style:table-cell-properties fo:border="0.0069in solid #000000" fo:padding-top="0in" fo:padding-left="0.0486in" fo:padding-bottom="0in" fo:padding-right="0.0486in"/>
    </style:style>
    <style:style style:name="P124" style:parent-style-name="Standaard" style:family="paragraph">
      <style:text-properties fo:font-size="9pt" style:font-size-asian="9pt"/>
    </style:style>
    <style:style style:name="TableCell125" style:family="table-cell">
      <style:table-cell-properties fo:border="0.0069in solid #000000" fo:padding-top="0in" fo:padding-left="0.0486in" fo:padding-bottom="0in" fo:padding-right="0.0486in"/>
    </style:style>
    <style:style style:name="P126" style:parent-style-name="Standaard" style:family="paragraph">
      <style:text-properties fo:font-size="9pt" style:font-size-asian="9pt"/>
    </style:style>
    <style:style style:name="TableCell127" style:family="table-cell">
      <style:table-cell-properties fo:border="0.0069in solid #000000" fo:padding-top="0in" fo:padding-left="0.0486in" fo:padding-bottom="0in" fo:padding-right="0.0486in"/>
    </style:style>
    <style:style style:name="P128" style:parent-style-name="Standaard" style:family="paragraph">
      <style:text-properties fo:font-size="9pt" style:font-size-asian="9pt"/>
    </style:style>
    <style:style style:name="TableCell129" style:family="table-cell">
      <style:table-cell-properties fo:border="0.0069in solid #000000" fo:padding-top="0in" fo:padding-left="0.0486in" fo:padding-bottom="0in" fo:padding-right="0.0486in"/>
    </style:style>
    <style:style style:name="P130" style:parent-style-name="Standaard" style:family="paragraph">
      <style:text-properties fo:font-size="9pt" style:font-size-asian="9pt"/>
    </style:style>
    <style:style style:name="TableCell131" style:family="table-cell">
      <style:table-cell-properties fo:border="0.0069in solid #000000" fo:padding-top="0in" fo:padding-left="0.0486in" fo:padding-bottom="0in" fo:padding-right="0.0486in"/>
    </style:style>
    <style:style style:name="P132" style:parent-style-name="Standaard" style:family="paragraph">
      <style:text-properties fo:font-size="9pt" style:font-size-asian="9pt"/>
    </style:style>
    <style:style style:name="P133" style:parent-style-name="Standaard" style:family="paragraph">
      <style:text-properties fo:language="en" fo:country="GB"/>
    </style:style>
    <style:style style:name="P134" style:parent-style-name="Standaard" style:family="paragraph">
      <style:text-properties fo:language="en" fo:country="GB"/>
    </style:style>
    <style:style style:name="P135" style:parent-style-name="Standaard" style:family="paragraph">
      <style:text-properties fo:language="en" fo:country="GB"/>
    </style:style>
    <style:style style:name="P136" style:parent-style-name="Standaard" style:family="paragraph">
      <style:text-properties fo:language="en" fo:country="GB"/>
    </style:style>
    <style:style style:name="P137" style:parent-style-name="Standaard" style:family="paragraph">
      <style:text-properties fo:language="en" fo:country="GB"/>
    </style:style>
    <style:style style:name="P138" style:parent-style-name="Standaard" style:family="paragraph">
      <style:text-properties fo:language="en" fo:country="GB"/>
    </style:style>
    <style:style style:name="P139" style:parent-style-name="Standaard" style:family="paragraph">
      <style:text-properties fo:language="en" fo:country="GB"/>
    </style:style>
    <style:style style:name="P140" style:parent-style-name="Standaard" style:family="paragraph">
      <style:text-properties fo:language="en" fo:country="GB"/>
    </style:style>
    <style:style style:name="P141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142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3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4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5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6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7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8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9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0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1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2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3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54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5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6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7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58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59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0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1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2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3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64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5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6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7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68" style:parent-style-name="Inhopg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69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70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71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72" style:parent-style-name="Inhopg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73" style:parent-style-name="Standa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74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175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76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P177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78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79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80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P181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82" style:parent-style-name="Standaardalinea-lettertype" style:family="text">
      <style:text-properties style:font-name-complex="Arial" style:font-weight-complex="bold" fo:color="#000000" fo:font-size="9pt" style:font-size-asian="9pt" style:font-size-complex="9pt"/>
    </style:style>
    <style:style style:name="T183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84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P185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186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87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88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89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P190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191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92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P193" style:parent-style-name="Standaard" style:list-style-name="LFO6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94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P195" style:parent-style-name="Standaard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196" style:parent-style-name="Standaardalinea-lettertype" style:family="text">
      <style:text-properties style:font-name-complex="Arial" fo:font-weight="bold" style:font-weight-asian="bold" fo:color="#000000" fo:font-size="9pt" style:font-size-asian="9pt" style:font-size-complex="9pt" fo:background-color="#FFFFFF"/>
    </style:style>
    <style:style style:name="T197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198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199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00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201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02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203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04" style:parent-style-name="para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05" style:parent-style-name="apple-converted-space" style:family="text">
      <style:text-properties style:font-name-complex="Arial" fo:color="#000000" fo:font-size="9pt" style:font-size-asian="9pt" style:font-size-complex="9pt" fo:background-color="#FFFFFF"/>
    </style:style>
    <style:style style:name="T206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07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08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09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10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11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12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13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14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15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16" style:parent-style-name="para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17" style:parent-style-name="apple-converted-space" style:family="text">
      <style:text-properties style:font-name-complex="Arial" fo:color="#000000" fo:font-size="9pt" style:font-size-asian="9pt" style:font-size-complex="9pt" fo:background-color="#FFFFFF"/>
    </style:style>
    <style:style style:name="T218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19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20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21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22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23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24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25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26" style:parent-style-name="para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27" style:parent-style-name="apple-converted-space" style:family="text">
      <style:text-properties style:font-name-complex="Arial" fo:color="#000000" fo:font-size="9pt" style:font-size-asian="9pt" style:font-size-complex="9pt" fo:background-color="#FFFFFF"/>
    </style:style>
    <style:style style:name="T228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29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30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31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32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33" style:parent-style-name="para" style:family="text">
      <style:text-properties style:font-name-complex="Arial" fo:color="#000000" fo:font-size="9pt" style:font-size-asian="9pt" style:font-size-complex="9pt" fo:background-color="#FFFFFF"/>
    </style:style>
    <style:style style:name="T234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35" style:parent-style-name="Standaardalinea-lettertype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36" style:parent-style-name="apple-converted-space" style:family="text">
      <style:text-properties style:font-name-complex="Arial" fo:color="#000000" fo:font-size="9pt" style:font-size-asian="9pt" style:font-size-complex="9pt" fo:background-color="#FFFFFF"/>
    </style:style>
    <style:style style:name="T237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238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39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T240" style:parent-style-name="Standaardalinea-lettertype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41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P242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43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44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45" style:parent-style-name="Standaard" style:family="paragraph">
      <style:paragraph-properties style:vertical-align="auto" fo:line-height="100%"/>
      <style:text-properties fo:hyphenate="true"/>
    </style:style>
    <style:style style:name="T246" style:parent-style-name="Standaardalinea-lettertype" style:family="text">
      <style:text-properties style:font-name-complex="Arial" fo:color="#000000" fo:font-size="9pt" style:font-size-asian="9pt" style:font-size-complex="9pt"/>
    </style:style>
    <style:style style:name="T247" style:parent-style-name="Standaardalinea-lettertype" style:family="text">
      <style:text-properties style:font-name-complex="Arial" fo:font-weight="bold" style:font-weight-asian="bold" style:font-weight-complex="bold" fo:color="#000000" fo:font-size="9pt" style:font-size-asian="9pt" style:font-size-complex="9pt" fo:background-color="#FFFFFF"/>
    </style:style>
    <style:style style:name="T248" style:parent-style-name="Standaardalinea-lettertype" style:family="text">
      <style:text-properties style:font-name-complex="Arial" fo:color="#000000" fo:font-size="9pt" style:font-size-asian="9pt" style:font-size-complex="9pt" fo:background-color="#FFFFFF"/>
    </style:style>
    <style:style style:name="P249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50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51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52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53" style:parent-style-name="Standaard" style:family="paragraph">
      <style:paragraph-properties style:vertical-align="auto" fo:line-height="100%" fo:background-color="#FFFFFF"/>
      <style:text-properties style:font-name-complex="Arial" fo:color="#000000" fo:font-size="9pt" style:font-size-asian="9pt" style:font-size-complex="9pt" fo:hyphenate="true"/>
    </style:style>
    <style:style style:name="P254" style:parent-style-name="Lijstalinea" style:list-style-name="LFO8" style:family="paragraph"/>
    <style:style style:name="T255" style:parent-style-name="Hyperlink" style:family="text">
      <style:text-properties style:use-window-font-color="true" style:text-underline-type="none"/>
    </style:style>
    <style:style style:name="P256" style:parent-style-name="Lijstalinea" style:list-style-name="LFO8" style:family="paragraph"/>
    <style:style style:name="T257" style:parent-style-name="Hyperlink" style:family="text">
      <style:text-properties style:use-window-font-color="true" style:text-underline-type="none"/>
    </style:style>
    <style:style style:name="P258" style:parent-style-name="Lijstalinea" style:list-style-name="LFO8" style:family="paragraph"/>
    <style:style style:name="T259" style:parent-style-name="Hyperlink" style:family="text">
      <style:text-properties style:use-window-font-color="true" style:text-underline-type="none"/>
    </style:style>
    <style:style style:name="P260" style:parent-style-name="Lijstalinea" style:list-style-name="LFO8" style:family="paragraph"/>
    <style:style style:name="T261" style:parent-style-name="Hyperlink" style:family="text">
      <style:text-properties style:use-window-font-color="true" style:text-underline-type="none"/>
    </style:style>
    <style:style style:name="P262" style:parent-style-name="Lijstalinea" style:list-style-name="LFO8" style:family="paragraph"/>
    <style:style style:name="T263" style:parent-style-name="Hyperlink" style:family="text">
      <style:text-properties style:use-window-font-color="true" style:text-underline-type="none"/>
    </style:style>
    <style:style style:name="P264" style:parent-style-name="Lijstalinea" style:list-style-name="LFO8" style:family="paragraph"/>
    <style:style style:name="T265" style:parent-style-name="Hyperlink" style:family="text">
      <style:text-properties style:use-window-font-color="true" style:text-underline-type="none"/>
    </style:style>
    <style:style style:name="P266" style:parent-style-name="Lijstalinea" style:list-style-name="LFO8" style:family="paragraph"/>
    <style:style style:name="T267" style:parent-style-name="Hyperlink" style:family="text">
      <style:text-properties style:use-window-font-color="true" style:text-underline-type="none"/>
    </style:style>
    <style:style style:name="P268" style:parent-style-name="Standaard" style:list-style-name="LFO2" style:family="paragraph"/>
    <style:style style:name="P269" style:parent-style-name="Standaard" style:list-style-name="LFO2" style:family="paragraph"/>
    <style:style style:name="P270" style:parent-style-name="Standaard" style:list-style-name="LFO2" style:family="paragraph"/>
    <style:style style:name="P271" style:parent-style-name="Standaard" style:list-style-name="LFO2" style:family="paragraph"/>
    <style:style style:name="P272" style:parent-style-name="Standaard" style:list-style-name="LFO3" style:family="paragraph"/>
    <style:style style:name="P273" style:parent-style-name="Standaard" style:list-style-name="LFO3" style:family="paragraph"/>
    <style:style style:name="P274" style:parent-style-name="Standaard" style:list-style-name="LFO3" style:family="paragraph"/>
    <style:style style:name="P275" style:parent-style-name="Standaard" style:list-style-name="LFO3" style:family="paragraph"/>
    <style:style style:name="P276" style:parent-style-name="Standaard" style:list-style-name="LFO4" style:family="paragraph"/>
    <style:style style:name="P277" style:parent-style-name="Standaard" style:list-style-name="LFO4" style:family="paragraph"/>
    <style:style style:name="P278" style:parent-style-name="Standaard" style:family="paragraph">
      <style:text-properties fo:color="#000000"/>
    </style:style>
    <style:style style:name="P279" style:parent-style-name="Standaard" style:list-style-name="LFO5" style:family="paragraph"/>
    <style:style style:name="P280" style:parent-style-name="Standaard" style:list-style-name="LFO5" style:family="paragraph"/>
  </office:automatic-styles>
  <office:body>
    <office:text text:use-soft-page-breaks="true">
      <text:p text:style-name="P1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Facts"/>
      <text:p text:style-name="P2">Auteur(s):<text:tab/></text:p>
      <text:p text:style-name="Facts">Koen Schoute</text:p>
      <text:p text:style-name="Facts">(nog in te voegen)</text:p>
      <text:p text:style-name="Facts">Versie:<text:tab/>0.1</text:p>
      <text:p text:style-name="Facts">Status:<text:tab/>Concept</text:p>
      <text:p text:style-name="Facts">Datum:<text:tab/>25 maart 2013</text:p>
      <text:p text:style-name="Facts"/>
      <text:p text:style-name="Facts">ITopia is onderdeel van de</text:p>
      <text:p text:style-name="Facts">Hogeschool van Amsterdam</text:p>
      <text:soft-page-break/>
      <text:p text:style-name="P3">Versiebeheer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Ver.</text:p>
          </table:table-cell>
          <table:table-cell table:style-name="TableCell14">
            <text:p text:style-name="P15">Status</text:p>
          </table:table-cell>
          <table:table-cell table:style-name="TableCell16">
            <text:p text:style-name="P17">Datum</text:p>
          </table:table-cell>
          <table:table-cell table:style-name="TableCell18">
            <text:p text:style-name="P19">Auteur(s)</text:p>
          </table:table-cell>
          <table:table-cell table:style-name="TableCell20">
            <text:p text:style-name="P21">Wijzigingen</text:p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</table:table>
      <text:p text:style-name="Inhopg1"/>
      <text:p text:style-name="P55">Goedkeuring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 table:number-columns-spanned="2">
            <text:p text:style-name="P68">Uitvoering</text:p>
          </table:table-cell>
          <table:covered-table-cell/>
          <table:table-cell table:style-name="TableCell69" table:number-columns-spanned="2">
            <text:p text:style-name="P70">Controle</text:p>
          </table:table-cell>
          <table:covered-table-cell/>
          <table:table-cell table:style-name="TableCell71" table:number-columns-spanned="2">
            <text:p text:style-name="P72">Goedkeuring</text:p>
          </table:table-cell>
          <table:covered-table-cell/>
        </table:table-row>
        <table:table-row table:style-name="TableRow73">
          <table:table-cell table:style-name="TableCell74">
            <text:p text:style-name="P75">Ver.</text:p>
          </table:table-cell>
          <table:table-cell table:style-name="TableCell76">
            <text:p text:style-name="P77">Naam</text:p>
          </table:table-cell>
          <table:table-cell table:style-name="TableCell78">
            <text:p text:style-name="P79">Datum</text:p>
          </table:table-cell>
          <table:table-cell table:style-name="TableCell80">
            <text:p text:style-name="P81">Naam</text:p>
          </table:table-cell>
          <table:table-cell table:style-name="TableCell82">
            <text:p text:style-name="P83">Datum</text:p>
          </table:table-cell>
          <table:table-cell table:style-name="TableCell84">
            <text:p text:style-name="P85">Naam</text:p>
          </table:table-cell>
          <table:table-cell table:style-name="TableCell86">
            <text:p text:style-name="P87">Datum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</table:table>
      <text:p text:style-name="Inhopg1"/>
      <text:soft-page-break/>
      <text:p text:style-name="Headingzondernummering">Samenvatting</text:p>
      <text:p text:style-name="P133">Dit document bevat de uitwerking van de IRI opdracht van het team<text:s/>bestaande uit:</text:p>
      <text:p text:style-name="P134"/>
      <text:p text:style-name="P135">- Koen Schoute</text:p>
      <text:p text:style-name="P136">- Rens Visser</text:p>
      <text:p text:style-name="P137">- Oussama El Hadouchi</text:p>
      <text:p text:style-name="P138">- Daniel Koek</text:p>
      <text:p text:style-name="P139"/>
      <text:p text:style-name="P140">//TODO: Samenvatting aftikken wanneer de rest van het document compleet is.</text:p>
      <text:p text:style-name="Headingzondernummering"><text:bookmark-start text:name="_Toc42685122"/><text:bookmark-start text:name="_Toc42685052"/><text:bookmark-start text:name="_Toc42685029"/><text:bookmark-start text:name="_Toc42684979"/><text:bookmark-start text:name="_Toc42684974"/><text:bookmark-start text:name="_Toc42684964"/><text:bookmark-start text:name="_Toc42684958"/><text:bookmark-start text:name="_Toc42684952"/><text:soft-page-break/>Inhoudsopgave<text:bookmark-end text:name="_Toc42685122"/><text:bookmark-end text:name="_Toc42685052"/><text:bookmark-end text:name="_Toc42685029"/><text:bookmark-end text:name="_Toc42684979"/><text:bookmark-end text:name="_Toc42684974"/><text:bookmark-end text:name="_Toc42684964"/><text:bookmark-end text:name="_Toc42684958"/><text:bookmark-end text:name="_Toc4268495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Inhopg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1">Table of Contents</text:p>
          <text:p text:style-name="P142"><text:a xlink:href="#__RefHeading__508_629050910" office:target-frame-name="_top" xlink:show="replace">Inleiding<text:tab/>4</text:a></text:p>
          <text:p text:style-name="P143"><text:a xlink:href="#__RefHeading__510_629050910" office:target-frame-name="_top" xlink:show="replace">Server<text:tab/>5</text:a></text:p>
          <text:p text:style-name="P144"><text:a xlink:href="#__RefHeading__512_629050910" office:target-frame-name="_top" xlink:show="replace">Eisen<text:tab/>5</text:a></text:p>
          <text:p text:style-name="P145"><text:a xlink:href="#__RefHeading__514_629050910" office:target-frame-name="_top" xlink:show="replace">Voordelen<text:tab/>5</text:a></text:p>
          <text:p text:style-name="P146"><text:a xlink:href="#__RefHeading__516_629050910" office:target-frame-name="_top" xlink:show="replace">Nadelen<text:tab/>5</text:a></text:p>
          <text:p text:style-name="P147"><text:a xlink:href="#__RefHeading__518_629050910" office:target-frame-name="_top" xlink:show="replace">Alternatieven<text:tab/>5</text:a></text:p>
          <text:p text:style-name="P148"><text:a xlink:href="#__RefHeading__581_629050910" office:target-frame-name="_top" xlink:show="replace">Werkstation<text:tab/>6</text:a></text:p>
          <text:p text:style-name="P149"><text:a xlink:href="#__RefHeading__512_6290509102" office:target-frame-name="_top" xlink:show="replace">Eisen<text:tab/>6</text:a></text:p>
          <text:p text:style-name="P150"><text:a xlink:href="#__RefHeading__514_6290509102" office:target-frame-name="_top" xlink:show="replace">Voordelen<text:tab/>6</text:a></text:p>
          <text:p text:style-name="P151"><text:a xlink:href="#__RefHeading__516_6290509102" office:target-frame-name="_top" xlink:show="replace">Nadelen<text:tab/>6</text:a></text:p>
          <text:p text:style-name="P152"><text:a xlink:href="#__RefHeading__518_6290509102" office:target-frame-name="_top" xlink:show="replace">Alternatieven<text:tab/>6</text:a></text:p>
          <text:p text:style-name="P153"><text:a xlink:href="#__RefHeading__583_629050910" office:target-frame-name="_top" xlink:show="replace">CommunicatieBus<text:tab/>7</text:a></text:p>
          <text:p text:style-name="P154"><text:a xlink:href="#__RefHeading__512_6290509103" office:target-frame-name="_top" xlink:show="replace">Eisen<text:tab/>7</text:a></text:p>
          <text:p text:style-name="P155"><text:a xlink:href="#__RefHeading__514_6290509103" office:target-frame-name="_top" xlink:show="replace">Voordelen<text:tab/>7</text:a></text:p>
          <text:p text:style-name="P156"><text:a xlink:href="#__RefHeading__516_6290509103" office:target-frame-name="_top" xlink:show="replace">Nadelen<text:tab/>7</text:a></text:p>
          <text:p text:style-name="P157"><text:a xlink:href="#__RefHeading__518_6290509103" office:target-frame-name="_top" xlink:show="replace">Alternatieven<text:tab/>7</text:a></text:p>
          <text:p text:style-name="P158"><text:a xlink:href="#__RefHeading__585_629050910" office:target-frame-name="_top" xlink:show="replace">Pri<text:bookmark-start text:name="_Hlt352018093"/><text:bookmark-start text:name="_Hlt352018094"/>n<text:bookmark-end text:name="_Hlt352018093"/><text:bookmark-end text:name="_Hlt352018094"/>ter<text:tab/>8</text:a></text:p>
          <text:p text:style-name="P159"><text:a xlink:href="#__RefHeading__512_6290509104" office:target-frame-name="_top" xlink:show="replace">Eisen<text:tab/>8</text:a></text:p>
          <text:p text:style-name="P160"><text:a xlink:href="#__RefHeading__514_6290509104" office:target-frame-name="_top" xlink:show="replace">Voordelen<text:tab/>8</text:a></text:p>
          <text:p text:style-name="P161"><text:a xlink:href="#__RefHeading__516_6290509104" office:target-frame-name="_top" xlink:show="replace">Nadelen<text:tab/>8</text:a></text:p>
          <text:p text:style-name="P162"><text:a xlink:href="#__RefHeading__518_6290509104" office:target-frame-name="_top" xlink:show="replace">Alternatieven<text:tab/>8</text:a></text:p>
          <text:p text:style-name="P163"><text:a xlink:href="#__RefHeading__587_629050910" office:target-frame-name="_top" xlink:show="replace">PLC/Input<text:tab/>9</text:a></text:p>
          <text:p text:style-name="P164"><text:a xlink:href="#__RefHeading__512_6290509105" office:target-frame-name="_top" xlink:show="replace">Eisen<text:tab/>9</text:a></text:p>
          <text:p text:style-name="P165"><text:a xlink:href="#__RefHeading__514_6290509105" office:target-frame-name="_top" xlink:show="replace">Voordelen<text:tab/>9</text:a></text:p>
          <text:p text:style-name="P166"><text:a xlink:href="#__RefHeading__516_6290509105" office:target-frame-name="_top" xlink:show="replace">Nadelen<text:tab/>9</text:a></text:p>
          <text:p text:style-name="P167"><text:a xlink:href="#__RefHeading__518_6290509105" office:target-frame-name="_top" xlink:show="replace">Alternatieven<text:tab/>9</text:a></text:p>
          <text:p text:style-name="P168"><text:a xlink:href="#__RefHeading__589_629050910" office:target-frame-name="_top" xlink:show="replace">Database<text:tab/>10</text:a></text:p>
          <text:p text:style-name="P169"><text:a xlink:href="#__RefHeading__512_6290509106" office:target-frame-name="_top" xlink:show="replace">Eisen<text:tab/>10</text:a></text:p>
          <text:p text:style-name="P170"><text:a xlink:href="#__RefHeading__514_6290509106" office:target-frame-name="_top" xlink:show="replace">Voordelen<text:tab/>10</text:a></text:p>
          <text:p text:style-name="P171"><text:a xlink:href="#__RefHeading__516_6290509106" office:target-frame-name="_top" xlink:show="replace">Nadelen<text:tab/>10</text:a></text:p>
          <text:p text:style-name="P172"><text:a xlink:href="#__RefHeading__518_6290509106" office:target-frame-name="_top" xlink:show="replace">Alternatieven<text:tab/>10</text:a></text:p>
        </text:index-body>
      </text:table-of-content>
      <text:p text:style-name="Standaard"/>
      <text:p text:style-name="Inhopg1"/>
      <text:h text:style-name="Kop1" text:outline-level="1"><text:bookmark-start text:name="__RefHeading__508_629050910"/><text:soft-page-break/>Inleiding<text:bookmark-end text:name="__RefHeading__508_629050910"/></text:h>
      <text:p text:style-name="Standaard">(omschrijving van opdracht)</text:p>
      <text:h text:style-name="Kop1" text:outline-level="1"><text:bookmark-start text:name="__RefHeading__510_629050910"/><text:soft-page-break/>Server<text:bookmark-end text:name="__RefHeading__510_629050910"/></text:h>
      <text:p text:style-name="Standaard">De IBM Power 775 server is een robuuste schaalbare server ontworpen voor het verwerken van grote hoeveelheden gegevens zoals die van wetenschappelijke onderzoeken en simulaties.</text:p>
      <text:h text:style-name="Kop2" text:outline-level="2"><text:bookmark-start text:name="_Toc42687553"/><text:bookmark-start text:name="__RefHeading__512_629050910"/>E<text:bookmark-end text:name="_Toc42687553"/>isen<text:bookmark-end text:name="__RefHeading__512_629050910"/></text:h>
      <text:p text:style-name="Standaard">De server moet een hoge capaciteit hebben, omdat de gegevens met een zo'n klein mogelijke vertraging moeten worden weergegeven op de schermen.</text:p>
      <text:h text:style-name="Kop2" text:outline-level="2"><text:bookmark-start text:name="_Toc42687554"/><text:bookmark-start text:name="__RefHeading__514_629050910"/>V<text:bookmark-end text:name="_Toc42687554"/>oordelen<text:bookmark-end text:name="__RefHeading__514_629050910"/></text:h>
      <text:p text:style-name="Standaard">Door het modulaire ontwerp zal de server kunnen blijven functioneren bij plaatselijke uitval. Ook is hij<text:s/>watergekoeld, hierdoor hoeft er geen speciale ventilatie te komen in de ruimte waar hij geplaatst zal worden.</text:p>
      <text:h text:style-name="Kop2" text:outline-level="2"><text:bookmark-start text:name="__RefHeading__516_629050910"/>Nadelen<text:bookmark-end text:name="__RefHeading__516_629050910"/></text:h>
      <text:p text:style-name="Standaard">Omdat de server niet gebouwd is voor extreme omstandigheden zal hij buiten de reactor moeten worden geplaatst.</text:p>
      <text:h text:style-name="Kop2" text:outline-level="2"><text:bookmark-start text:name="__RefHeading__518_629050910"/>Alternatieven<text:bookmark-end text:name="__RefHeading__518_629050910"/></text:h>
      <text:p text:style-name="Standaard">We hebben ook nog naar een HP Proliant gekeken. Deze zijn echter meer ontwerpen om in grote datacenters geplaatst te worden, en is daarom niet geschikt om als single-purpose te worden ingezet.</text:p>
      <text:h text:style-name="Kop1" text:outline-level="1"><text:bookmark-start text:name="_Toc426875521"/><text:bookmark-start text:name="__RefHeading__581_629050910"/><text:soft-page-break/>W<text:bookmark-end text:name="_Toc426875521"/>erkstation<text:bookmark-end text:name="__RefHeading__581_629050910"/></text:h>
      <text:p text:style-name="Standaard">(Algemene beschrijving van product)</text:p>
      <text:h text:style-name="Kop2" text:outline-level="2"><text:bookmark-start text:name="_Toc426875532"/><text:bookmark-start text:name="__RefHeading__512_6290509102"/>E<text:bookmark-end text:name="_Toc426875532"/>isen<text:bookmark-end text:name="__RefHeading__512_6290509102"/></text:h>
      <text:p text:style-name="Standaard">(Omschrijving van<text:s/>aan welke eisen het product moet doen)</text:p>
      <text:h text:style-name="Kop2" text:outline-level="2"><text:bookmark-start text:name="_Toc426875542"/><text:bookmark-start text:name="__RefHeading__514_6290509102"/>V<text:bookmark-end text:name="_Toc426875542"/>oordelen<text:bookmark-end text:name="__RefHeading__514_6290509102"/></text:h>
      <text:p text:style-name="Standaard">(Omschrijving van voordelen)</text:p>
      <text:h text:style-name="Kop2" text:outline-level="2"><text:bookmark-start text:name="__RefHeading__516_6290509102"/>Nadelen<text:bookmark-end text:name="__RefHeading__516_6290509102"/></text:h>
      <text:p text:style-name="Standaard">(Omschrijving van nadelen)</text:p>
      <text:h text:style-name="Kop2" text:outline-level="2"><text:bookmark-start text:name="__RefHeading__518_6290509102"/>Alternatieven<text:bookmark-end text:name="__RefHeading__518_6290509102"/></text:h>
      <text:p text:style-name="Standaard">(Omschrijving van andere producten waar we naar hebben gekeken)</text:p>
      <text:h text:style-name="Kop1" text:outline-level="1"><text:bookmark-start text:name="_Toc426875522"/><text:bookmark-start text:name="__RefHeading__583_629050910"/><text:soft-page-break/>C<text:bookmark-end text:name="_Toc426875522"/>ommunicatieBus<text:bookmark-end text:name="__RefHeading__583_629050910"/></text:h>
      <text:p text:style-name="Standaard">Voor de communicatiebus gebruiker we etherCAT.</text:p>
      <text:h text:style-name="Kop2" text:outline-level="2"><text:bookmark-start text:name="_Toc426875533"/><text:bookmark-start text:name="__RefHeading__512_6290509103"/>E<text:bookmark-end text:name="_Toc426875533"/>isen<text:bookmark-end text:name="__RefHeading__512_6290509103"/></text:h>
      <text:p text:style-name="Standaard">De communicatiebus moet zekerheid bieden dat de data binnen een bepaalde tijd altijd aankomt.</text:p>
      <text:h text:style-name="Kop2" text:outline-level="2"><text:bookmark-start text:name="_Toc426875543"/><text:bookmark-start text:name="__RefHeading__514_6290509103"/>V<text:bookmark-end text:name="_Toc426875543"/>oordelen<text:bookmark-end text:name="__RefHeading__514_6290509103"/></text:h>
      <text:p text:style-name="Standaard">etherCAT voldoet aan alle eisen, ook omdat het is ontworpen voor de industrie. Het is tot nu toe de snelste vorm van industrial ethernet die er bestaat.</text:p>
      <text:h text:style-name="Kop2" text:outline-level="2"><text:bookmark-start text:name="__RefHeading__516_6290509103"/>Nadelen<text:bookmark-end text:name="__RefHeading__516_6290509103"/></text:h>
      <text:p text:style-name="Standaard">Geen signigicante nadelen gevonden</text:p>
      <text:h text:style-name="Kop2" text:outline-level="2"><text:bookmark-start text:name="__RefHeading__518_6290509103"/>Alternatieven<text:bookmark-end text:name="__RefHeading__518_6290509103"/></text:h>
      <text:p text:style-name="Standaard">Geen alternatieven gevonden.</text:p>
      <text:h text:style-name="Kop1" text:outline-level="1"><text:bookmark-start text:name="_Toc426875523"/><text:bookmark-start text:name="__RefHeading__585_629050910"/><text:soft-page-break/>P<text:bookmark-end text:name="_Toc426875523"/>rinter<text:bookmark-end text:name="__RefHeading__585_629050910"/></text:h>
      <text:p text:style-name="Standaard">Fabrikant:<text:s/><text:tab/>Dell<text:s/></text:p>
      <text:p text:style-name="Standaard">Model:<text:tab/><text:tab/>C3765dnf Colour Laser Printer</text:p>
      <text:p text:style-name="Standaard"/>
      <text:p text:style-name="P173">http://www1.euro.dell.com/content/products/productdetails.aspx/dell-c3765dnf-printer?c=</text:p>
      <text:h text:style-name="Kop2" text:outline-level="2"><text:bookmark-start text:name="_Toc426875534"/><text:bookmark-start text:name="__RefHeading__512_6290509104"/>E<text:bookmark-end text:name="_Toc426875534"/>isen<text:bookmark-end text:name="__RefHeading__512_6290509104"/></text:h>
      <text:p text:style-name="Standaard">Aan de printer zijn geen eisen gesteld.</text:p>
      <text:h text:style-name="Kop2" text:outline-level="2"><text:bookmark-start text:name="_Toc426875544"/><text:bookmark-start text:name="__RefHeading__514_6290509104"/>V<text:bookmark-end text:name="_Toc426875544"/>oordelen<text:bookmark-end text:name="__RefHeading__514_6290509104"/></text:h>
      <text:list text:style-name="LFO6" text:continue-numbering="true">
        <text:list-item>
          <text:p text:style-name="P174"><text:bookmark-start text:name="__RefHeading__516_6290509104"/>lage kosten per pagina</text:p>
        </text:list-item>
        <text:list-item>
          <text:p text:style-name="P175"><text:span text:style-name="T176">35 pagina's per minuut (A4, in zwart-wit en in kleur)</text:span></text:p>
        </text:list-item>
        <text:list-item>
          <text:p text:style-name="P177"><text:span text:style-name="T178">uitsteke</text:span><text:span text:style-name="T179">n</text:span><text:span text:style-name="T180">de afdrukkwaliteit.</text:span></text:p>
        </text:list-item>
        <text:list-item>
          <text:p text:style-name="P181"><text:span text:style-name="T182">Beter beveiligd met</text:span><text:span text:style-name="T183"> </text:span><text:span text:style-name="T184"><text:s/>gevoelige gegevens met LDAP</text:span></text:p>
        </text:list-item>
        <text:list-item>
          <text:p text:style-name="P185">Kerberos verificatie</text:p>
        </text:list-item>
        <text:list-item>
          <text:p text:style-name="P186"><text:span text:style-name="T187">bedieningspaneel met 10 cijfertoetsen voor het invoeren van wachtwoo</text:span><text:span text:style-name="T188">r</text:span><text:span text:style-name="T189">den.</text:span></text:p>
        </text:list-item>
        <text:list-item>
          <text:p text:style-name="P190">Ondersteunt Microsoft® Windows® 8 en Microsoft® Windows® RT.</text:p>
        </text:list-item>
        <text:list-item>
          <text:p text:style-name="P191"><text:span text:style-name="T192">levenscyclus van maar liefst 60.000 pagina's voor de imaging drums voor zowel cyaan, magenta, geel en zwart.</text:span></text:p>
        </text:list-item>
        <text:list-item>
          <text:p text:style-name="P193"><text:span text:style-name="T194">Energy Saver-knop</text:span></text:p>
        </text:list-item>
      </text:list>
      <text:p text:style-name="P195"><text:span text:style-name="T196">Aansluitmogelijkheden:</text:span><text:span text:style-name="T197"><text:line-break/>- USB 2.0 (High Speed)-clientpoort</text:span><text:span text:style-name="T198"><text:line-break/></text:span><text:span text:style-name="T199">- Ethernet-poort (Giga)</text:span><text:span text:style-name="T200"><text:line-break/></text:span><text:span text:style-name="T201">- Wireless-poort (voor optionele dongle)</text:span><text:span text:style-name="T202"><text:line-break/></text:span><text:span text:style-name="T203">- USB-hostpoort (ingebouwde USB 2.0-hostpoort voor direct afdrukken via USB en scannen naar USB)</text:span></text:p>
      <text:p text:style-name="Standaard"><text:span text:style-name="T204">Netwerktransportprotocol</text:span><text:span text:style-name="T205"> </text:span><text:span text:style-name="T206"><text:line-break/></text:span><text:span text:style-name="T207">HTTP</text:span><text:span text:style-name="T208"><text:line-break/></text:span><text:span text:style-name="T209">SSL/TLS</text:span><text:span text:style-name="T210"><text:line-break/></text:span><text:span text:style-name="T211">Ipsec (IKE V1)</text:span><text:span text:style-name="T212"><text:line-break/></text:span><text:span text:style-name="T213">IPP over SSL/TLS met harde schijf</text:span><text:span text:style-name="T214"><text:line-break/></text:span><text:span text:style-name="T215"><text:line-break/></text:span><text:span text:style-name="T216">Netwerkverificatie</text:span><text:span text:style-name="T217"> </text:span><text:span text:style-name="T218"><text:line-break/></text:span><text:span text:style-name="T219">SNMP V3</text:span><text:span text:style-name="T220"><text:line-break/></text:span><text:span text:style-name="T221">Kerberos/digitale certificering, zelfondertekend certificaat, CA-ondertekend (met harde schijf)</text:span><text:span text:style-name="T222"><text:line-break/></text:span><text:span text:style-name="T223">NTLM (alleen voor scannen naar SMB)</text:span><text:span text:style-name="T224"><text:line-break/></text:span><text:span text:style-name="T225"><text:line-break/></text:span><text:span text:style-name="T226">Gegevensversleuteling</text:span><text:span text:style-name="T227"> </text:span><text:span text:style-name="T228"><text:line-break/></text:span><text:span text:style-name="T229">IPsec (IKE)/vooraf gedeelde versleutelingscode</text:span><text:span text:style-name="T230"><text:line-break/></text:span><text:span text:style-name="T231">IPsec(IKE)/digitale handtekening: met harde schijf</text:span><text:span text:style-name="T232"><text:line-break/></text:span><text:span text:style-name="T233">Coderingsmethode harde schijf: AES 256-bits</text:span><text:span text:style-name="T234"><text:line-break/></text:span><text:span text:style-name="T235"><text:line-break/>Maximaal afdrukvolume (taakcyclus):</text:span><text:span text:style-name="T236"> </text:span><text:span text:style-name="T237"><text:line-break/></text:span><text:span text:style-name="T238">80.000 pagina's per maand</text:span><text:span text:style-name="T239"><text:line-break/></text:span><text:span text:style-name="T240">Taal printerdriver</text:span><text:span text:style-name="T241"> </text:span></text:p>
      <text:p text:style-name="P242">PLC</text:p>
      <text:p text:style-name="P243">PostScript 3</text:p>
      <text:p text:style-name="P244">XPS</text:p>
      <text:soft-page-break/>
      <text:p text:style-name="P245"><text:span text:style-name="T246"><text:line-break/></text:span><text:span text:style-name="T247">Printer Data Stream (FW)</text:span><text:span text:style-name="T248"> </text:span></text:p>
      <text:p text:style-name="P249">PCL5C</text:p>
      <text:p text:style-name="P250">PCL 6 (PCLXL 2.1)</text:p>
      <text:p text:style-name="P251">PostScript 3</text:p>
      <text:p text:style-name="P252">XPS (hostgebaseerd)</text:p>
      <text:p text:style-name="P253">PDF v1.6</text:p>
      <text:h text:style-name="Kop2" text:outline-level="2">Nadelen<text:bookmark-end text:name="__RefHeading__516_6290509104"/></text:h>
      <text:p text:style-name="Standaard">De garantie van deze dure printer bedraagt maximaal 1 jaar.</text:p>
      <text:p text:style-name="Standaard">Het hebben van een goede printer neemt kosten met zich mee</text:p>
      <text:h text:style-name="Kop2" text:outline-level="2"><text:bookmark-start text:name="__RefHeading__518_6290509104"/>Alternatieven<text:bookmark-end text:name="__RefHeading__518_6290509104"/></text:h>
      <text:p text:style-name="Standaard">Deze printers behoorden ook tot de selectie:</text:p>
      <text:p text:style-name="Standaard"/>
      <text:list text:style-name="LFO8" text:continue-numbering="true">
        <text:list-item>
          <text:p text:style-name="P254"><text:a xlink:href="http://www.pcmag.com/article2/0,2817,2413281,00.asp" office:target-frame-name="_top" xlink:show="replace"><text:span text:style-name="T255">Epson WorkForce WF-3520</text:span></text:a></text:p>
        </text:list-item>
        <text:list-item>
          <text:p text:style-name="P256"><text:a xlink:href="http://www.pcmag.com/article2/0,2817,2412027,00.asp" office:target-frame-name="_top" xlink:show="replace"><text:span text:style-name="T257">Canon imageClass MF4880dw</text:span></text:a></text:p>
        </text:list-item>
        <text:list-item>
          <text:p text:style-name="P258"><text:a xlink:href="http://www.pcmag.com/article2/0,2817,2408658,00.asp" office:target-frame-name="_top" xlink:show="replace"><text:span text:style-name="T259">Brother HL-5450DN</text:span></text:a></text:p>
        </text:list-item>
        <text:list-item>
          <text:p text:style-name="P260"><text:a xlink:href="http://www.pcmag.com/article2/0,2817,2407601,00.asp" office:target-frame-name="_top" xlink:show="replace"><text:span text:style-name="T261">Epson WorkForce WF-7010</text:span></text:a></text:p>
        </text:list-item>
        <text:list-item>
          <text:p text:style-name="P262"><text:a xlink:href="http://www.pcmag.com/article2/0,2817,2406492,00.asp" office:target-frame-name="_top" xlink:show="replace"><text:span text:style-name="T263">HP LaserJet Enterprise 500 Color Printer M551dn</text:span></text:a></text:p>
        </text:list-item>
        <text:list-item>
          <text:p text:style-name="P264"><text:a xlink:href="http://www.pcmag.com/article2/0,2817,2406309,00.asp" office:target-frame-name="_top" xlink:show="replace"><text:span text:style-name="T265">HP LaserJet Enterprise 600 Printer M601DN</text:span></text:a></text:p>
        </text:list-item>
        <text:list-item>
          <text:p text:style-name="P266"><text:a xlink:href="http://www.pcmag.com/article2/0,2817,2406313,00.asp" office:target-frame-name="_top" xlink:show="replace"><text:span text:style-name="T267">HP LaserJet Enterprise 600 Printer M603DN</text:span></text:a></text:p>
        </text:list-item>
      </text:list>
      <text:h text:style-name="Kop1" text:outline-level="1"><text:bookmark-start text:name="__RefHeading__587_629050910"/><text:soft-page-break/>Profihub A5<text:bookmark-end text:name="__RefHeading__587_629050910"/></text:h>
      <text:p text:style-name="Standaard">Wij gebruiken drie Profihub A5's van procentec om alle sensoren op aan te sluiten. De profihub maakt gebruik van het profibus protocol. <text:s/></text:p>
      <text:h text:style-name="Kop2" text:outline-level="2"><text:bookmark-start text:name="_Toc426875535"/><text:bookmark-start text:name="__RefHeading__512_6290509105"/>E<text:bookmark-end text:name="_Toc426875535"/>isen<text:bookmark-end text:name="__RefHeading__512_6290509105"/></text:h>
      <text:p text:style-name="Standaard">De<text:s/>Profihub moet <text:s/>voldoen aan de volgende eisen:</text:p>
      <text:list text:style-name="LFO2" text:continue-numbering="true">
        <text:list-item>
          <text:p text:style-name="P268">Sensoren moeten hun informatie kunnen versturen</text:p>
        </text:list-item>
        <text:list-item>
          <text:p text:style-name="P269">Robuust</text:p>
        </text:list-item>
        <text:list-item>
          <text:p text:style-name="P270">150m lengte ondersteund</text:p>
        </text:list-item>
        <text:list-item>
          <text:p text:style-name="P271">instelbaar als slave</text:p>
        </text:list-item>
      </text:list>
      <text:h text:style-name="Kop2" text:outline-level="2"><text:bookmark-start text:name="_Toc426875545"/><text:bookmark-start text:name="__RefHeading__514_6290509105"/>V<text:bookmark-end text:name="_Toc426875545"/>oordelen<text:bookmark-end text:name="__RefHeading__514_6290509105"/></text:h>
      <text:list text:style-name="LFO3" text:continue-numbering="true">
        <text:list-item>
          <text:p text:style-name="P272">Instelbaar als master/slave</text:p>
        </text:list-item>
        <text:list-item>
          <text:p text:style-name="P273">5 multiplexed kanalen van max 31 aansluitingen.</text:p>
        </text:list-item>
        <text:list-item>
          <text:p text:style-name="P274">12 mbps transfers rates</text:p>
        </text:list-item>
        <text:list-item>
          <text:p text:style-name="P275">Uniform api</text:p>
        </text:list-item>
      </text:list>
      <text:h text:style-name="Kop2" text:outline-level="2"><text:bookmark-start text:name="__RefHeading__516_6290509105"/>Nadelen<text:bookmark-end text:name="__RefHeading__516_6290509105"/></text:h>
      <text:p text:style-name="Standaard">– Maximaal 55 graden graden celcius.</text:p>
      <text:h text:style-name="Kop2" text:outline-level="2"><text:bookmark-start text:name="__RefHeading__518_6290509105"/>Alternatieven<text:bookmark-end text:name="__RefHeading__518_6290509105"/></text:h>
      <text:p text:style-name="Standaard">TB20 van Helmholz.</text:p>
      <text:soft-page-break/>
      <text:h text:style-name="Kop1" text:outline-level="1">FG-PB-2 Gateway</text:h>
      <text:p text:style-name="Standaard">De FG-PB-2 gateway van Softing IA is alles wat we nodig hebben, het kan een profibus netwerk laten communiceren met een Ethernet netwerk. Door middel<text:s/>van de conversie kunnen wij de server laten communiceren met de sensoren. <text:s/></text:p>
      <text:h text:style-name="Kop2" text:outline-level="2"><text:bookmark-start text:name="_Toc4268755361"/><text:bookmark-start text:name="__RefHeading__512_62905091061"/>E<text:bookmark-end text:name="_Toc4268755361"/>isen<text:bookmark-end text:name="__RefHeading__512_62905091061"/></text:h>
      <text:list text:style-name="LFO4" text:continue-numbering="true">
        <text:list-item>
          <text:p text:style-name="P276">Profbus protocol kunnen converteren naar een Ethernet protocol.</text:p>
        </text:list-item>
        <text:list-item>
          <text:p text:style-name="P277">Minimaal 2 profibus netwerken ondersteunen.</text:p>
        </text:list-item>
      </text:list>
      <text:h text:style-name="Kop2" text:outline-level="2"><text:bookmark-start text:name="_Toc4268755461"/><text:bookmark-start text:name="__RefHeading__514_62905091061"/>V<text:bookmark-end text:name="_Toc4268755461"/>oordelen<text:bookmark-end text:name="__RefHeading__514_62905091061"/></text:h>
      <text:p text:style-name="Standaard">– Robuust</text:p>
      <text:p text:style-name="Standaard">– Alle protocollen van profibus worden ondersteund</text:p>
      <text:p text:style-name="Standaard">– Multi profibus support.</text:p>
      <text:h text:style-name="Kop2" text:outline-level="2"><text:bookmark-start text:name="__RefHeading__516_62905091061"/>Nadelen<text:bookmark-end text:name="__RefHeading__516_62905091061"/></text:h>
      <text:p text:style-name="Standaard">– Ondersteund maar 2 profibus netwerken daarom hebben we minimaal 2 gateway's <text:s text:c="7"/>nodig.</text:p>
      <text:h text:style-name="Kop2" text:outline-level="2"><text:bookmark-start text:name="__RefHeading__518_62905091061"/>Alternatieven<text:bookmark-end text:name="__RefHeading__518_62905091061"/></text:h>
      <text:p text:style-name="Standaard">(Omschrijving van andere producten waar we naar hebben gekeken)</text:p>
      <text:h text:style-name="Kop1" text:outline-level="1"><text:bookmark-start text:name="btAsinTitle"/><text:bookmark-end text:name="btAsinTitle"/><text:soft-page-break/>Netgear FS116 ProSafe Switch</text:h>
      <text:p text:style-name="P278">De 16 poorts<text:s/>Netgear FS116 ProSafe switch ondersteund 100BASE-TX Ethernet, over dit Ethernet zal de server, werkstations en de gatway's werken.</text:p>
      <text:h text:style-name="Kop2" text:outline-level="2"><text:bookmark-start text:name="_Toc4268755362"/>E<text:bookmark-end text:name="_Toc4268755362"/>isen</text:h>
      <text:list text:style-name="LFO5" text:continue-numbering="true">
        <text:list-item>
          <text:p text:style-name="P279">100BASE-TX kabel</text:p>
        </text:list-item>
        <text:list-item>
          <text:p text:style-name="P280">Minimaal 15 apparaten ondersteunen.</text:p>
        </text:list-item>
      </text:list>
      <text:h text:style-name="Kop2" text:outline-level="2"><text:bookmark-start text:name="_Toc4268755462"/><text:bookmark-start text:name="__RefHeading__514_62905091062"/>V<text:bookmark-end text:name="_Toc4268755462"/>oordelen<text:bookmark-end text:name="__RefHeading__514_62905091062"/></text:h>
      <text:p text:style-name="Standaard">Alles wat wij nodig hebben wordt ondersteund, zo hier door kunnen we alles binnen het netwerk plaatsen.</text:p>
      <text:h text:style-name="Kop2" text:outline-level="2"><text:bookmark-start text:name="__RefHeading__516_62905091062"/>Nadelen<text:bookmark-end text:name="__RefHeading__516_62905091062"/></text:h>
      <text:p text:style-name="Standaard">(Omschrijving van nadelen)</text:p>
      <text:h text:style-name="Kop2" text:outline-level="2"><text:bookmark-start text:name="__RefHeading__518_62905091062"/>Alternatieven<text:bookmark-end text:name="__RefHeading__518_62905091062"/></text:h>
      <text:p text:style-name="Standaard">Geen gevonden aan gezien de we meteen de de genen hadden gevonden die nodig was.</text:p>
      <text:h text:style-name="Kop1" text:outline-level="1"><text:bookmark-start text:name="__RefHeading__589_629050910"/><text:soft-page-break/>Database<text:bookmark-end text:name="__RefHeading__589_629050910"/></text:h>
      <text:p text:style-name="Standaard">eXtremeDB In-Memory Database System</text:p>
      <text:p text:style-name="Standaard">Wij hebben gekozen voor deze database. Hij draait in RAM.</text:p>
      <text:h text:style-name="Kop2" text:outline-level="2"><text:bookmark-start text:name="_Toc426875536"/><text:bookmark-start text:name="__RefHeading__512_6290509106"/>E<text:bookmark-end text:name="_Toc426875536"/>isen<text:bookmark-end text:name="__RefHeading__512_6290509106"/></text:h>
      <text:p text:style-name="Standaard">Omdat de sensoren een uitleesfrequentie hebben van 100 milliseconden en 10 milleseconden, is het belangrijk dat de serversoftware dit kan bijbenen.</text:p>
      <text:h text:style-name="Kop2" text:outline-level="2"><text:bookmark-start text:name="_Toc426875546"/><text:bookmark-start text:name="__RefHeading__514_6290509106"/>V<text:bookmark-end text:name="_Toc426875546"/>oordelen<text:bookmark-end text:name="__RefHeading__514_6290509106"/></text:h>
      <text:p text:style-name="Standaard">Omdat de server in RAM draait, is deze stukken sneller. Hierdoor<text:s/>zal hij de hoge uitleesfrequentie van de sensoren kunnen bijbenen</text:p>
      <text:h text:style-name="Kop2" text:outline-level="2"><text:bookmark-start text:name="__RefHeading__516_6290509106"/>Nadelen<text:bookmark-end text:name="__RefHeading__516_6290509106"/></text:h>
      <text:p text:style-name="Standaard">Omdat de gegevens in eerste instantie in een vluchtig geheugen worden opgeslagen, zal er bij een onverwachte stroomuitval de nodige gegevens verloren gaan.</text:p>
      <text:h text:style-name="Kop2" text:outline-level="2"><text:bookmark-start text:name="__RefHeading__518_6290509106"/>Alternatieven<text:bookmark-end text:name="__RefHeading__518_6290509106"/></text:h>
      <text:p text:style-name="Standaard">We hebben<text:s/>ook nog naar mySQL gekeken. Deze werkt echter niet snel genoeg om de hoge snelheid van de sensoren bij te ben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break-before="page" fo:margin-bottom="0.0833in"/>
      <style:text-properties fo:font-weight="bold" style:font-weight-asian="bold" style:font-weight-complex="bold" fo:font-size="24pt" style:font-size-asian="24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margin-top="0.25in" fo:margin-bottom="0.0416in"/>
      <style:text-properties style:font-name-complex="Arial" fo:font-weight="bold" style:font-weight-asian="bold" style:font-weight-complex="bold" fo:font-size="18pt" style:font-size-asian="18pt" style:font-size-complex="14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margin-top="0.25in" fo:margin-bottom="0.0277in"/>
      <style:text-properties style:font-name-complex="Arial" fo:font-weight="bold" style:font-weight-asian="bold" style:font-weight-complex="bold" fo:font-size="14pt" style:font-size-asian="14pt" style:font-size-complex="13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2pt" style:font-size-asian="12pt" style:font-size-complex="14pt" fo:hyphenate="false"/>
    </style:style>
    <style:style style:name="Kop5" style:display-name="Kop 5" style:family="paragraph" style:parent-style-name="Standaard" style:next-style-name="Standa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Kop6" style:display-name="Kop 6" style:family="paragraph" style:parent-style-name="Standaard" style:next-style-name="Standaard" style:default-outline-level="6">
      <style:paragraph-properties fo:margin-top="0.1666in" fo:margin-bottom="0.0416in"/>
      <style:text-properties style:font-name="Times New Roman" fo:font-weight="bold" style:font-weight-asian="bold" style:font-weight-complex="bold" style:font-size-complex="11pt" fo:hyphenate="false"/>
    </style:style>
    <style:style style:name="Kop7" style:display-name="Kop 7" style:family="paragraph" style:parent-style-name="Standaard" style:next-style-name="Standaard" style:default-outline-level="7">
      <style:paragraph-properties fo:margin-top="0.1666in" fo:margin-bottom="0.0416in"/>
      <style:text-properties style:font-name="Times New Roman" fo:font-size="12pt" style:font-size-asian="12pt" fo:hyphenate="false"/>
    </style:style>
    <style:style style:name="Kop8" style:display-name="Kop 8" style:family="paragraph" style:parent-style-name="Standaard" style:next-style-name="Standaard" style:default-outline-level="8">
      <style:paragraph-properties fo:margin-top="0.1666in" fo:margin-bottom="0.0416in"/>
      <style:text-properties style:font-name="Times New Roman" fo:font-style="italic" style:font-style-asian="italic" style:font-style-complex="italic" fo:font-size="12pt" style:font-size-asian="12pt" fo:hyphenate="false"/>
    </style:style>
    <style:style style:name="Kop9" style:display-name="Kop 9" style:family="paragraph" style:parent-style-name="Standaard" style:next-style-name="Standaard" style:default-outline-level="9">
      <style:paragraph-properties fo:margin-top="0.1666in" fo:margin-bottom="0.0416in"/>
      <style:text-properties style:font-name-complex="Arial" style:font-size-complex="11pt" fo:hyphenate="false"/>
    </style:style>
    <style:style style:name="Standaard" style:display-name="Standaard" style:family="paragraph">
      <style:paragraph-properties fo:line-height="111%"/>
      <style:text-properties style:font-name="Arial" fo:font-size="11pt" style:font-size-asian="11pt" style:font-size-complex="12pt" fo:language="nl" fo:country="NL" style:language-asian="nl" style:country-asian="NL" fo:hyphenate="false"/>
    </style:style>
    <style:style style:name="Standaardalinea-lettertype" style:display-name="Standaardalinea-lettertype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Plattetekstinspringen" style:display-name="Platte tekst inspringen" style:family="paragraph" style:parent-style-name="Standaard">
      <style:paragraph-properties fo:margin-left="2.5in" fo:text-indent="-0.75in">
        <style:tab-stops/>
      </style:paragraph-properties>
      <style:text-properties fo:font-size="12pt" style:font-size-asian="12pt" fo:hyphenate="false"/>
    </style:style>
    <style:style style:name="Koptekst" style:display-name="Koptekst" style:family="paragraph" style:parent-style-name="Standaard">
      <style:paragraph-properties fo:margin-top="0.2083in">
        <style:tab-stops>
          <style:tab-stop style:type="center" style:position="2.884in"/>
          <style:tab-stop style:type="right" style:position="5.768in"/>
        </style:tab-stops>
      </style:paragraph-properties>
      <style:text-properties fo:font-weight="bold" style:font-weight-asian="bold" style:font-weight-complex="bold" fo:hyphenate="false"/>
    </style:style>
    <style:style style:name="Voettekst" style:display-name="Voettekst" style:family="paragraph" style:parent-style-name="Standaard">
      <style:paragraph-properties>
        <style:tab-stops>
          <style:tab-stop style:type="center" style:position="2.884in"/>
          <style:tab-stop style:type="right" style:position="5.9062in"/>
        </style:tab-stops>
      </style:paragraph-properties>
      <style:text-properties fo:font-size="9pt" style:font-size-asian="9pt" fo:hyphenate="false"/>
    </style:style>
    <style:style style:name="Plattetekst" style:display-name="Platte tekst" style:family="paragraph" style:parent-style-name="Standaard">
      <style:text-properties fo:font-size="12pt" style:font-size-asian="12pt" fo:hyphenate="false"/>
    </style:style>
    <style:style style:name="Inhopg1" style:display-name="Inhopg 1" style:family="paragraph" style:parent-style-name="Standaard" style:next-style-name="Standaard" style:auto-update="true">
      <style:text-properties fo:hyphenate="false"/>
    </style:style>
    <style:style style:name="Titel" style:display-name="Titel" style:family="paragraph" style:parent-style-name="Kop1" style:default-outline-level="1">
      <style:paragraph-properties fo:margin-bottom="0in" fo:line-height="100%"/>
      <style:text-properties fo:color="#FFFFFF" fo:hyphenate="false"/>
    </style:style>
    <style:style style:name="Ondertitel" style:display-name="Ondertitel" style:family="paragraph" style:parent-style-name="Kop2" style:default-outline-level="2">
      <style:paragraph-properties fo:margin-top="0in" fo:margin-bottom="0in" fo:line-height="100%"/>
      <style:text-properties fo:font-weight="normal" style:font-weight-asian="normal" style:font-weight-complex="normal" fo:color="#FFFFFF" fo:hyphenate="false"/>
    </style:style>
    <style:style style:name="Facts" style:display-name="Facts" style:family="paragraph" style:parent-style-name="Standaard">
      <style:paragraph-properties fo:margin-left="2.75in" fo:text-indent="-0.75in">
        <style:tab-stops>
          <style:tab-stop style:type="left" style:position="0in"/>
        </style:tab-stops>
      </style:paragraph-properties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left="0.3055in">
        <style:tab-stops/>
      </style:paragraph-properties>
      <style:text-properties fo:hyphenate="false"/>
    </style:style>
    <style:style style:name="Inhopg4" style:display-name="Inhopg 4" style:family="paragraph" style:parent-style-name="Standaard" style:next-style-name="Standaard" style:auto-update="true">
      <style:paragraph-properties fo:margin-left="0.4583in">
        <style:tab-stops/>
      </style:paragraph-properties>
      <style:text-properties fo:hyphenate="false"/>
    </style:style>
    <style:style style:name="Inhopg5" style:display-name="Inhopg 5" style:family="paragraph" style:parent-style-name="Standaard" style:next-style-name="Standaard" style:auto-update="true">
      <style:paragraph-properties fo:margin-left="0.6111in">
        <style:tab-stops/>
      </style:paragraph-properties>
      <style:text-properties fo:hyphenate="false"/>
    </style:style>
    <style:style style:name="Inhopg6" style:display-name="Inhopg 6" style:family="paragraph" style:parent-style-name="Standaard" style:next-style-name="Standaard" style:auto-update="true">
      <style:paragraph-properties fo:margin-left="0.7638in">
        <style:tab-stops/>
      </style:paragraph-properties>
      <style:text-properties fo:hyphenate="false"/>
    </style:style>
    <style:style style:name="Inhopg7" style:display-name="Inhopg 7" style:family="paragraph" style:parent-style-name="Standaard" style:next-style-name="Standaard" style:auto-update="true">
      <style:paragraph-properties fo:margin-left="0.9166in">
        <style:tab-stops/>
      </style:paragraph-properties>
      <style:text-properties fo:hyphenate="false"/>
    </style:style>
    <style:style style:name="Inhopg8" style:display-name="Inhopg 8" style:family="paragraph" style:parent-style-name="Standaard" style:next-style-name="Standaard" style:auto-update="true">
      <style:paragraph-properties fo:margin-left="1.0694in">
        <style:tab-stops/>
      </style:paragraph-properties>
      <style:text-properties fo:hyphenate="false"/>
    </style:style>
    <style:style style:name="Inhopg9" style:display-name="Inhopg 9" style:family="paragraph" style:parent-style-name="Standaard" style:next-style-name="Standaard" style:auto-update="true">
      <style:paragraph-properties fo:margin-left="1.2222in">
        <style:tab-stops/>
      </style:paragraph-properties>
      <style:text-properties fo:hyphenate="false"/>
    </style:style>
    <style:style style:name="Headingzondernummering" style:display-name="Heading zonder nummering" style:family="paragraph" style:parent-style-name="Kop1" style:default-outline-level="1">
      <style:text-properties fo:hyphenate="false"/>
    </style:style>
    <style:style style:name="Ballontekst" style:display-name="Ballontekst" style:family="paragraph" style:parent-style-name="Standa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true"/>
    </style:style>
    <style:style style:name="Paginanummer" style:display-name="Paginanummer" style:family="text" style:parent-style-name="Standaardalinea-lettertype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Standaardalinea-lettertype">
      <style:text-properties style:font-name="Tahoma" style:font-name-complex="Tahoma" fo:font-size="8pt" style:font-size-asian="8pt" style:font-size-complex="8pt" fo:language="nl" fo:country="NL" style:language-asian="nl" style:country-asian="NL"/>
    </style:style>
    <style:style style:name="apple-converted-space" style:display-name="apple-converted-space" style:family="text" style:parent-style-name="Standaardalinea-lettertype"/>
    <style:style style:name="para" style:display-name="para" style:family="text" style:parent-style-name="Standaardalinea-lettertype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2.5951in"/>
      </style:header-style>
      <style:footer-style>
        <style:header-footer-properties style:dynamic-spacing="true" fo:min-height="0.5062in"/>
      </style:footer-style>
    </style:page-layout>
    <style:page-layout style:name="PL1">
      <style:page-layout-properties fo:page-width="8.268in" fo:page-height="11.693in" style:print-orientation="portrait" fo:margin-top="0.4923in" fo:margin-left="1.1812in" fo:margin-bottom="0.688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0.4923in"/>
      </style:footer-style>
    </style:page-layout>
    <style:style style:name="P4" style:parent-style-name="Koptekst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tekst"/>
        <text:p text:style-name="Koptekst"/>
        <text:p text:style-name="Koptekst"/>
        <text:p text:style-name="Koptekst"><draw:frame draw:z-index="251659264" draw:style-name="a0" draw:name="graphics1" text:anchor-type="paragraph" svg:x="0in" svg:y="0.29449in" svg:width="6.29843in" svg:height="2.5189in" style:rel-width="scale" style:rel-height="scale"><draw:image xlink:href="media/image1.png" xlink:type="simple" xlink:show="embed" xlink:actuate="onLoad"/><svg:title/><svg:desc/></draw:frame></text:p>
        <text:p text:style-name="Koptekst"/>
        <text:p text:style-name="Koptekst"/>
        <text:p text:style-name="Koptekst"/>
        <text:p text:style-name="Koptekst"/>
        <text:p text:style-name="Koptekst"/>
        <text:p text:style-name="Koptekst"/>
      </style:header>
      <style:footer>
        <text:p text:style-name="Voettekst"/>
      </style:footer>
    </style:master-page>
    <style:master-page style:name="MP1" style:page-layout-name="PL1">
      <style:header>
        <text:p text:style-name="P4"><draw:frame draw:z-index="251661312" draw:style-name="a1" draw:name="graphics5" text:anchor-type="paragraph" svg:x="4.75in" svg:y="0.01102in" svg:width="1.10984in" svg:height="0.4689in" style:rel-width="scale" style:rel-height="scale"><draw:image xlink:href="media/image2.wmf" xlink:type="simple" xlink:show="embed" xlink:actuate="onLoad"/><svg:title/><svg:desc/></draw:frame></text:p>
      </style:header>
      <style:footer>
        <text:p text:style-name="Voettekst"/>
        <text:p text:style-name="Voettekst"/>
        <text:p text:style-name="Voettekst"><text:span text:style-name="Paginanummer"><text:s text:c="12"/>IRI</text:span><text:tab/><text:tab/><text:s text:c="2"/><text:span text:style-name="Paginanummer"><text:page-number text:fixed="false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itel van het document</dc:title>
    <dc:subject>Subtitel van het document</dc:subject>
    <meta:initial-creator>Anonymous</meta:initial-creator>
    <dc:creator>Anonymous</dc:creator>
    <meta:creation-date>2013-03-25T09:35:00Z</meta:creation-date>
    <dc:date>2013-03-25T23:03:00Z</dc:date>
    <meta:template xlink:href="Normal" xlink:type="simple"/>
    <meta:editing-cycles>1</meta:editing-cycles>
    <meta:editing-duration>PT7980S</meta:editing-duration>
    <meta:document-statistic meta:page-count="14" meta:paragraph-count="17" meta:word-count="1343" meta:character-count="8715" meta:row-count="61" meta:non-whitespace-character-count="7389"/>
  </office:meta>
</office:document-meta>
</file>